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eenhouse gases in the atmosphere absorb energy from the sun and absorb energy that is radiated from Earth's surface. GGs include water vapour (H<text:span text:style-name="T1">2</text:span><text:span text:style-name="T2">O), Carbon dioxide (CO</text:span><text:span text:style-name="T1">2</text:span><text:span text:style-name="T2">), methane (CH</text:span><text:span text:style-name="T1">4</text:span><text:span text:style-name="T2">), ozone (O</text:span><text:span text:style-name="T1">3</text:span><text:span text:style-name="T2">), and nitrous oxide (N</text:span><text:span text:style-name="T1">2</text:span><text:span text:style-name="T2">O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2-06-12T09:04:52</meta:creation-date>
    <dc:date>2012-06-12T09:08:18</dc:date>
    <dc:creator>Jack McCracken</dc:creator>
    <meta:editing-duration>P0D</meta:editing-duration>
    <meta:editing-cycles>1</meta:editing-cycles>
    <meta:document-statistic meta:table-count="0" meta:image-count="0" meta:object-count="0" meta:page-count="1" meta:paragraph-count="1" meta:word-count="35" meta:character-count="224" meta:non-whitespace-character-count="190"/>
    <meta:generator>LibreOffice/3.5$Linux_x86 LibreOffice_project/350m1$Build-2</meta:generator>
  </office:meta>
</office:document-meta>
</file>